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23:08:1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23:08:13.70</dc:date>
    <meta:editing-duration>P175DT14H56M25S</meta:editing-duration>
    <meta:editing-cycles>841</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Any:		out = e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OLD_matches( _
	Optional ByRef p As Object, _
	Optional ByRef e As Variant, _
	Optional ByVal x As Variant _
)
	Static oFn As Object : If isNull(oFn) Then : oFn = Fn.matches : End If
	Dim out As Variant
	If isMissing(p) Then 		: out = oFn
	ElseIf isMissing(e) Then 	: out = apply(oFn, p)
	ElseIf isMissing(x) Then	: out = apply(oFn, p, e)
	ElseIf isEmpty(e) Then		: out = Empty
	Else
		out = _matches(p, e, x, nil)
	End If
	matches = out
End Function

Function _OLD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